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DaoImpl.setData(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FaultDaoImpl( String name , String explanation , Element data , int lineNo , int activ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ultDaoImp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setExplanation(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setLineNo( int lin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oImpl.setActivityId( int activ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